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4cc0" officeooo:paragraph-rsid="00194cc0"/>
    </style:style>
    <style:style style:name="P3" style:family="paragraph" style:parent-style-name="Standard">
      <style:text-properties officeooo:rsid="00194cc0" officeooo:paragraph-rsid="001a4a55"/>
    </style:style>
    <style:style style:name="P4" style:family="paragraph" style:parent-style-name="Standard">
      <style:text-properties fo:font-weight="bold" officeooo:rsid="00194cc0" officeooo:paragraph-rsid="00194cc0" style:font-weight-asian="bold" style:font-weight-complex="bold"/>
    </style:style>
    <style:style style:name="P5" style:family="paragraph" style:parent-style-name="Standard">
      <style:text-properties fo:font-weight="bold" officeooo:rsid="00194cc0" officeooo:paragraph-rsid="001b9fc7" style:font-weight-asian="bold" style:font-weight-complex="bold"/>
    </style:style>
    <style:style style:name="P6" style:family="paragraph" style:parent-style-name="Standard">
      <style:text-properties officeooo:rsid="001e653e" officeooo:paragraph-rsid="001e653e"/>
    </style:style>
    <style:style style:name="P7" style:family="paragraph" style:parent-style-name="Standard">
      <style:text-properties officeooo:rsid="001f75f5" officeooo:paragraph-rsid="001f75f5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fo:font-weight="bold" officeooo:rsid="00194cc0" officeooo:paragraph-rsid="00194cc0" style:font-weight-asian="bold" style:font-weight-complex="bold"/>
    </style:style>
    <style:style style:name="P9" style:family="paragraph" style:parent-style-name="Standard">
      <style:text-properties fo:font-weight="bold" officeooo:rsid="00194cc0" officeooo:paragraph-rsid="001a4a55" style:font-weight-asian="bold" style:font-weight-complex="bold"/>
    </style:style>
    <style:style style:name="P10" style:family="paragraph" style:parent-style-name="Standard">
      <style:text-properties officeooo:rsid="00194cc0" officeooo:paragraph-rsid="00194cc0"/>
    </style:style>
    <style:style style:name="T1" style:family="text">
      <style:text-properties fo:font-size="11pt" style:font-size-asian="11pt" style:font-name-complex="Arial" style:font-size-complex="11pt"/>
    </style:style>
    <style:style style:name="T2" style:family="text">
      <style:text-properties fo:font-size="11pt" officeooo:rsid="001a7c67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osgrößentransformation</text:p>
      <text:p text:style-name="P2">Die Bank verleiht Geld an Kunden, das von den Konten mehrerern anderen Kunden genommen wird.</text:p>
      <text:p text:style-name="P4">Fristentransformation</text:p>
      <text:p text:style-name="P3"><text:span text:style-name="T1">Der Schuldner und der Gläubiger haben andere zeitliche Wünsche für das Ein/Auszahlen. Die Bank </text:span><text:span text:style-name="T2">bringt diese in Einklang</text:span><text:span text:style-name="T1">. </text:span></text:p>
      <text:p text:style-name="P9">Risikotransformation</text:p>
      <text:p text:style-name="P7">Risikotransformation bedeutet, dass das von den Kapitalgebern akzeptierte Risiko eines Angebot mit dem von den Kapitalnehmern gewünschten Risiko eines Angebot in Übereinstimmung gebracht wird.</text:p>
      <text:p text:style-name="P5">Informationsbeschaffung</text:p>
      <text:p text:style-name="P6">Banken benötigen und verwenden <text:s/>für ihre Geschäfte Informationen über deren Grundlagen, Auswirkungen, Erträge, Risiken. Informationen erhält die Bank durch z.b. Kreditwürdigkeitsprüfung, Länderrisikoanalyse, Wertpapierresearch.</text:p>
      <text:p text:style-name="P4"/>
      <text:p text:style-name="P4">Liquiditätsrisiko</text:p>
      <text:p text:style-name="P2">Das Risio, dass Banken ihr vermögen nicht schnell genug flüssig machen könnnen.</text:p>
      <text:p text:style-name="P4">Solvenzrisiko</text:p>
      <text:p text:style-name="P2">Das Risiko, dass Schuldner nicht mehr fähig sind ihre Schuld zurückzuzahl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1d1d1" draw:end-color="#c7c7c7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de" style:country-asian="D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ize="12pt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2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0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3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ja Kozarevic</meta:initial-creator>
    <meta:editing-cycles>14</meta:editing-cycles>
    <meta:creation-date>2016-06-11T10:09:00</meta:creation-date>
    <dc:date>2017-01-28T14:47:35.400000000</dc:date>
    <meta:editing-duration>PT28M26S</meta:editing-duration>
    <meta:generator>LibreOffice/5.2.4.2$Windows_x86 LibreOffice_project/3d5603e1122f0f102b62521720ab13a38a4e0eb0</meta:generator>
    <meta:document-statistic meta:table-count="0" meta:image-count="0" meta:object-count="0" meta:page-count="1" meta:paragraph-count="12" meta:word-count="109" meta:character-count="904" meta:non-whitespace-character-count="8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